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FileProvider.Mime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FileProvider.doCreateFileSystem( String scheme , final FileObject fil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